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T1" style:family="text">
      <style:text-properties style:use-window-font-color="true"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T3" style:family="text">
      <style:text-properties fo:color="#000080" style:font-name="TimesNewRomanPSMT" fo:font-size="14pt" style:text-underline-style="solid" style:text-underline-width="auto" style:text-underline-color="font-color" style:font-name-asian="TimesNewRomanPSMT" style:font-size-asian="14pt" style:font-name-complex="TimesNewRomanPSM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54"/>2017</text:span><text:span text:style-name="T2"> Show List</text:span></text:p>
      <text:p text:style-name="P2"><text:s text:c="29"/>Pearsall Stoneware- Randy Pearsall</text:p>
      <text:p text:style-name="P2"><text:s text:c="26"/>11820 E. Louise Ave. Manteca,Ca. 95336</text:p>
      <text:p text:style-name="P2"><text:s text:c="50"/>209-825-7792</text:p>
      <text:p text:style-name="P1"><text:span text:style-name="T2"><text:s text:c="36"/></text:span><text:a xlink:type="simple" xlink:href="mailto:pearsallstoneware@gmail.com" text:style-name="Internet_20_link" text:visited-style-name="Visited_20_Internet_20_Link"><text:span text:style-name="T3">pearsallstoneware@gmail.com</text:span></text:a></text:p>
      <text:p text:style-name="P1"><text:span text:style-name="T3"/></text:p>
      <text:p text:style-name="P1"><text:span text:style-name="T3"/></text:p>
      <text:p text:style-name="P2"><text:s text:c="4"/>March 18-19 <text:s/>Dandelion Days <text:s/>-Jackson</text:p>
      <text:p text:style-name="P2"><text:s text:c="4"/>April 8-9 Good old Days- Pacific Grove</text:p>
      <text:p text:style-name="P2"><text:s text:c="4"/>April <text:s/>21-22-23 <text:s/>Vintage Days <text:s/>-Fresno State University</text:p>
      <text:p text:style-name="P2"><text:s text:c="4"/>May 6-7 <text:s/>Livermore Wine Country Festival</text:p>
      <text:p text:style-name="P2"><text:s text:c="4"/>May <text:s/>28-29 San Ramon Art and Wind Festival</text:p>
      <text:p text:style-name="P2"><text:s text:c="4"/>June 3-4 <text:s/>Sunnyvale Art and Wine Festival</text:p>
      <text:p text:style-name="P2"><text:s text:c="4"/>July 15-16 Graeagle Arts <text:s/>and Crafts <text:s/>Festival</text:p>
      <text:p text:style-name="P2"><text:s text:c="4"/>July 22-23 Twain Harte Art and Wine Festival</text:p>
      <text:p text:style-name="P2"><text:s text:c="4"/>Aug. <text:s/>5-6 <text:s/>Fremont Art and Wine Festival </text:p>
      <text:p text:style-name="P2"><text:s text:c="4"/>Aug. <text:s/>19-20 Pescadero Fun and Arts Festival</text:p>
      <text:p text:style-name="P2"><text:s text:c="4"/>Sept. <text:s/>2-3 Millbrae Art and Wine Festival</text:p>
      <text:p text:style-name="P2"><text:s text:c="4"/>Sept. <text:s/>9-10 <text:s/>Mt. View Art and Wine Festival</text:p>
      <text:p text:style-name="P2"><text:s text:c="4"/>Sept. <text:s/>23-24 Genoa Candy Dance- Nevada</text:p>
      <text:p text:style-name="P2"><text:s text:c="4"/>Oct. <text:s/>21-22 <text:s/>Springville Apple Festival</text:p>
      <text:p text:style-name="P2"><text:s text:c="4"/>Nov. 24-25-26 <text:s/>Sonora Christmas Fair</text:p>
      <text:p text:style-name="P2"><text:s text:c="4"/>Dec. 1-2-3 St. Johns Catholic School Craft Show-Carmichael</text:p>
      <text:p text:style-name="P2"><text:s text:c="4"/>Dec. 9-10 <text:s/>Home Studio Sale</text:p>
      <text:p text:style-name="P2"><text:s text:c="4"/>Dec. 16-17 Home Studio Sa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4T11:55:12</meta:creation-date>
    <dc:date>2017-05-14T12:02:30</dc:date>
    <meta:editing-duration>PT7M19S</meta:editing-duration>
    <meta:editing-cycles>4</meta:editing-cycles>
    <meta:generator>OpenOffice/4.1.0$Unix OpenOffice.org_project/410m18$Build-9764</meta:generator>
    <meta:document-statistic meta:table-count="0" meta:image-count="0" meta:object-count="0" meta:page-count="1" meta:paragraph-count="23" meta:word-count="133" meta:character-count="1128"/>
  </office:meta>
</office:document-meta>
</file>